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Onega_Peninsula-1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7.049999999999997">
            <text:p>37.05</text:p>
          </table:table-cell>
          <table:table-cell table:style-name="ACE-0" office:value-type="float" office:value="5240">
            <text:p>5240</text:p>
          </table:table-cell>
          <table:table-cell table:style-name="ACE-0" office:value-type="float" office:value="243.84">
            <text:p>243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Gnumeric-default" office:value-type="string">
            <text:p>BoyarskayaEtal1986</text:p>
          </table:table-cell>
          <table:table-cell table:style-name="ACE-0" office:value-type="string">
            <text:p>Boyarskaya et al. 1986 (in Russian)</text:p>
          </table:table-cell>
          <table:table-cell table:number-columns-repeated="237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Onega_Peninsula-2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7.049999999999997">
            <text:p>37.05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286.27999999999997">
            <text:p>286.28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Gnumeric-default" office:value-type="string">
            <text:p>BoyarskayaEtal1986</text:p>
          </table:table-cell>
          <table:table-cell table:style-name="ACE-0" office:value-type="string">
            <text:p>Boyarskaya et al. 1986 (in Russian)</text:p>
          </table:table-cell>
          <table:table-cell table:number-columns-repeated="237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Onega_Peninsula-3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7.049999999999997">
            <text:p>37.05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286.27999999999997">
            <text:p>286.28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Gnumeric-default" office:value-type="string">
            <text:p>BoyarskayaEtal1986</text:p>
          </table:table-cell>
          <table:table-cell table:style-name="ACE-0" office:value-type="string">
            <text:p>Boyarskaya et al. 1986 (in Russian)</text:p>
          </table:table-cell>
          <table:table-cell table:number-columns-repeated="237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Onega_Peninsula-4</text:p>
          </table:table-cell>
          <table:table-cell table:style-name="ACE-0" office:value-type="float" office:value="64.239999999999995">
            <text:p>64.24</text:p>
          </table:table-cell>
          <table:table-cell table:style-name="ACE-0" office:value-type="float" office:value="38.299999999999997">
            <text:p>38.3</text:p>
          </table:table-cell>
          <table:table-cell table:style-name="ACE-0" office:value-type="float" office:value="8265">
            <text:p>8265</text:p>
          </table:table-cell>
          <table:table-cell table:style-name="ACE-0" office:value-type="float" office:value="461.57999999999998">
            <text:p>461.5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Koshechkin et al. 1973 (in Russian)</text:p>
          </table:table-cell>
          <table:table-cell table:number-columns-repeated="237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439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38.439999999999998">
            <text:p>38.44</text:p>
          </table:table-cell>
          <table:table-cell table:style-name="ACE-0" office:value-type="float" office:value="3942.9899999999998">
            <text:p>3942.99</text:p>
          </table:table-cell>
          <table:table-cell table:style-name="ACE-0" office:value-type="float" office:value="125.42">
            <text:p>125.4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4.326424496336438">
            <text:p>4.32642</text:p>
          </table:table-cell>
          <table:table-cell table:style-name="ACE-0" office:value-type="float" office:value="4.326424496336438">
            <text:p>4.3264245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Repkina et al. in review (in Russian)</text:p>
          </table:table-cell>
          <table:table-cell table:number-columns-repeated="237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438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38.450000000000003">
            <text:p>38.45</text:p>
          </table:table-cell>
          <table:table-cell table:style-name="ACE-0" office:value-type="float" office:value="3522.9899999999998">
            <text:p>3522.99</text:p>
          </table:table-cell>
          <table:table-cell table:style-name="ACE-0" office:value-type="float" office:value="122.59999999999999">
            <text:p>122.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4.326424496336438">
            <text:p>4.32642</text:p>
          </table:table-cell>
          <table:table-cell table:style-name="ACE-0" office:value-type="float" office:value="4.326424496336438">
            <text:p>4.3264245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Repkina et al. in review (in Russian)</text:p>
          </table:table-cell>
          <table:table-cell table:number-columns-repeated="237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440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38.450000000000003">
            <text:p>38.45</text:p>
          </table:table-cell>
          <table:table-cell table:style-name="ACE-0" office:value-type="float" office:value="4962.9899999999998">
            <text:p>4962.99</text:p>
          </table:table-cell>
          <table:table-cell table:style-name="ACE-0" office:value-type="float" office:value="125.42">
            <text:p>125.4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4.326424496336438">
            <text:p>4.32642</text:p>
          </table:table-cell>
          <table:table-cell table:style-name="ACE-0" office:value-type="float" office:value="4.326424496336438">
            <text:p>4.3264245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Repkina et al. In review (in Russian)</text:p>
          </table:table-cell>
          <table:table-cell table:number-columns-repeated="237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441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38.469999999999999">
            <text:p>38.47</text:p>
          </table:table-cell>
          <table:table-cell table:style-name="ACE-0" office:value-type="float" office:value="2482.9899999999998">
            <text:p>2482.99</text:p>
          </table:table-cell>
          <table:table-cell table:style-name="ACE-0" office:value-type="float" office:value="128.96000000000001">
            <text:p>128.9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331500000000002">
            <text:p>5.23315</text:p>
          </table:table-cell>
          <table:table-cell table:style-name="ACE-0" office:value-type="float" office:value="4.3011626335213133">
            <text:p>4.30116</text:p>
          </table:table-cell>
          <table:table-cell table:style-name="ACE-0" office:value-type="float" office:value="4.3011626335213133">
            <text:p>4.3011626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Repkina et al. in review (in Russian)</text:p>
          </table:table-cell>
          <table:table-cell table:number-columns-repeated="237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437</text:p>
          </table:table-cell>
          <table:table-cell table:style-name="ACE-0" office:value-type="float" office:value="64.790000000000006">
            <text:p>64.79</text:p>
          </table:table-cell>
          <table:table-cell table:style-name="ACE-0" office:value-type="float" office:value="38.460000000000001">
            <text:p>38.46</text:p>
          </table:table-cell>
          <table:table-cell table:style-name="ACE-0" office:value-type="float" office:value="2182.9899999999998">
            <text:p>2182.99</text:p>
          </table:table-cell>
          <table:table-cell table:style-name="ACE-0" office:value-type="float" office:value="122.59999999999999">
            <text:p>122.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4.326424496336438">
            <text:p>4.32642</text:p>
          </table:table-cell>
          <table:table-cell table:style-name="ACE-0" office:value-type="float" office:value="4.326424496336438">
            <text:p>4.3264245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Repkina et al. in review (in Russian)</text:p>
          </table:table-cell>
          <table:table-cell table:number-columns-repeated="237" table:style-name="ACE-0"/>
          <table:table-cell table:number-columns-repeated="2" table:style-name="Gnumeric-default"/>
        </table:table-row>
        <table:table-row table:style-name="AROW-0" table:number-rows-repeated="29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5">
          <gnm:selection gnm:start-col="15" gnm:start-row="5" gnm:end-col="15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6T10:03:3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